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text-properties fo:font-size="11pt" fo:font-style="italic" style:font-size-asian="11pt" style:font-style-asian="italic" style:font-size-complex="11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cm" svg:height="0.733cm" svg:x="0.816cm" svg:y="3.468cm">
          <draw:text-box>
            <text:p text:style-name="P1"><text:span text:style-name="T1">fahr_to_celsius</text:span></text:p>
          </draw:text-box>
        </draw:frame>
        <draw:line draw:style-name="gr2" draw:text-style-name="P2" draw:layer="layout" svg:x1="7.1cm" svg:y1="5.7cm" svg:x2="9cm" svg:y2="5.7cm">
          <text:p/>
        </draw:line>
        <draw:frame draw:style-name="gr3" draw:text-style-name="P3" draw:layer="layout" svg:width="1.755cm" svg:height="0.683cm" svg:x="5.145cm" svg:y="5.417cm">
          <draw:text-box>
            <text:p><text:span text:style-name="T2">original</text:span></text:p>
          </draw:text-box>
        </draw:frame>
        <draw:frame draw:style-name="gr4" draw:text-style-name="P3" draw:layer="layout" svg:width="0.984cm" svg:height="0.733cm" svg:x="9.2cm" svg:y="5.367cm">
          <draw:text-box>
            <text:p><text:span text:style-name="T2">32</text:span></text:p>
          </draw:text-box>
        </draw:frame>
        <draw:line draw:style-name="gr5" draw:text-style-name="P2" draw:layer="layout" svg:x1="7.8cm" svg:y1="7.5cm" svg:x2="7.8cm" svg:y2="1.7cm">
          <text:p/>
        </draw:line>
        <draw:line draw:style-name="gr5" draw:text-style-name="P2" draw:layer="layout" svg:x1="11.1cm" svg:y1="6.5cm" svg:x2="4.3cm" svg:y2="6.5cm">
          <text:p/>
        </draw:line>
        <draw:frame draw:style-name="gr1" draw:text-style-name="P3" draw:layer="layout" svg:width="2.14cm" svg:height="0.733cm" svg:x="4.916cm" svg:y="6.667cm">
          <draw:text-box>
            <text:p><text:span text:style-name="T2">Variables</text:span></text:p>
          </draw:text-box>
        </draw:frame>
        <draw:frame draw:style-name="gr1" draw:text-style-name="P3" draw:layer="layout" svg:width="1.708cm" svg:height="0.733cm" svg:x="8.816cm" svg:y="6.668cm">
          <draw:text-box>
            <text:p><text:span text:style-name="T2">Values</text:span></text:p>
          </draw:text-box>
        </draw:frame>
        <draw:line draw:style-name="gr5" draw:text-style-name="P2" draw:layer="layout" svg:x1="11.1cm" svg:y1="4.9cm" svg:x2="4.3cm" svg:y2="4.9cm">
          <text:p/>
        </draw:line>
        <draw:custom-shape draw:style-name="gr6" draw:text-style-name="P2" draw:layer="layout" svg:width="0.121cm" svg:height="1.4cm" svg:x="3.839cm" svg:y="3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346cm" svg:y="3.518cm">
          <draw:text-box>
            <text:p><text:span text:style-name="T2">temp</text:span></text:p>
          </draw:text-box>
        </draw:frame>
        <draw:line draw:style-name="gr2" draw:text-style-name="P2" draw:layer="layout" svg:x1="7cm" svg:y1="3.9cm" svg:x2="9cm" svg:y2="5.5cm">
          <text:p/>
        </draw:line>
        <draw:frame draw:style-name="gr1" draw:text-style-name="P1" draw:layer="layout" svg:width="2.969cm" svg:height="0.733cm" svg:x="1.016cm" svg:y="1.468cm">
          <draw:text-box>
            <text:p text:style-name="P1"><text:span text:style-name="T1">fahr_to_kelvin</text:span></text:p>
          </draw:text-box>
        </draw:frame>
        <draw:line draw:style-name="gr5" draw:text-style-name="P2" draw:layer="layout" svg:x1="11.1cm" svg:y1="2.9cm" svg:x2="4.3cm" svg:y2="2.9cm">
          <text:p/>
        </draw:line>
        <draw:custom-shape draw:style-name="gr6" draw:text-style-name="P2" draw:layer="layout" svg:width="0.121cm" svg:height="1.4cm" svg:x="3.839cm" svg:y="1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346cm" svg:y="1.518cm">
          <draw:text-box>
            <text:p><text:span text:style-name="T2">temp</text:span></text:p>
          </draw:text-box>
        </draw:frame>
        <draw:line draw:style-name="gr2" draw:text-style-name="P2" draw:layer="layout" svg:x1="7cm" svg:y1="1.9cm" svg:x2="9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35:55</dc:date>
    <meta:editing-duration>PT23M19S</meta:editing-duration>
    <meta:editing-cycles>6</meta:editing-cycles>
    <meta:generator>LibreOffice/4.0.4.2$MacOSX_x86 LibreOffice_project/9e9821abd0ffdbc09cd8c52eaa574fa09eb08f2</meta:generator>
    <meta:document-statistic meta:object-count="17"/>
  </office:meta>
</office:document-meta>
</file>